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fo:min-height="1.568cm"/>
    </style:style>
    <style:style style:name="gr3" style:family="graphic" style:parent-style-name="standard">
      <style:graphic-properties draw:stroke="none" svg:stroke-color="#000000" draw:fill="solid" draw:fill-color="#000000" draw:textarea-horizontal-align="center" draw:textarea-vertical-align="middle" fo:min-height="3.132cm" draw:shadow="hidden"/>
    </style:style>
    <style:style style:name="gr4" style:family="graphic" style:parent-style-name="standard">
      <style:graphic-properties svg:stroke-color="#000000" draw:fill="solid" draw:fill-color="#ffffff" draw:textarea-horizontal-align="justify" draw:textarea-vertical-align="middle" draw:auto-grow-height="false"/>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fo:min-height="1.397cm"/>
    </style:style>
    <style:style style:name="gr7" style:family="graphic" style:parent-style-name="objectwithoutfill">
      <style:graphic-properties svg:stroke-width="0.254cm" draw:marker-start-width="0.579cm" draw:marker-end-width="0.579cm" draw:fill="none" draw:fill-color="#ffffff" draw:textarea-vertical-align="middle" fo:padding-top="0.25cm" fo:padding-bottom="0.25cm" fo:padding-left="0.375cm" fo:padding-right="0.375cm"/>
    </style:style>
    <style:style style:name="gr8" style:family="graphic" style:parent-style-name="objectwithoutfill">
      <style:graphic-properties svg:stroke-width="0.254cm" draw:marker-start-width="0.581cm" draw:marker-end-width="0.581cm" draw:fill="none" draw:fill-color="#ffffff" draw:textarea-vertical-align="middle" fo:padding-top="0.252cm" fo:padding-bottom="0.252cm" fo:padding-left="0.377cm" fo:padding-right="0.377cm"/>
    </style:style>
    <style:style style:name="gr9" style:family="graphic" style:parent-style-name="standard">
      <style:graphic-properties svg:stroke-width="0.254cm" svg:stroke-color="#000000" draw:marker-start-width="0.581cm" draw:marker-end-width="0.581cm" draw:fill="none" draw:fill-color="#ffffff" draw:textarea-horizontal-align="justify" draw:textarea-vertical-align="middle" draw:auto-grow-height="false" fo:padding-top="0.252cm" fo:padding-bottom="0.252cm" fo:padding-left="0.377cm" fo:padding-right="0.377cm"/>
    </style:style>
    <style:style style:name="gr10" style:family="graphic" style:parent-style-name="standard">
      <style:graphic-properties svg:stroke-color="#000000" draw:fill="solid" draw:fill-color="#000000" draw:textarea-vertical-align="middle" draw:auto-grow-height="false" fo:min-height="0cm" fo:min-width="0cm"/>
    </style:style>
    <style:style style:name="gr11" style:family="graphic" style:parent-style-name="standard">
      <style:graphic-properties draw:stroke="none" svg:stroke-color="#000000" draw:fill="none" draw:fill-color="#ffffff" fo:min-height="1.016cm"/>
    </style:style>
    <style:style style:name="gr12" style:family="graphic" style:parent-style-name="standard">
      <style:graphic-properties svg:stroke-color="#000000" draw:fill="solid" draw:fill-color="#cccccc" draw:textarea-horizontal-align="justify" draw:textarea-vertical-align="middle" draw:auto-grow-height="false"/>
    </style:style>
    <style:style style:name="gr13" style:family="graphic" style:parent-style-name="standard">
      <style:graphic-properties svg:stroke-color="#000000" draw:fill="solid" draw:fill-color="#999999" draw:textarea-vertical-align="middle" draw:auto-grow-height="false" fo:min-height="0.749cm" fo:min-width="0.499cm"/>
    </style:style>
    <style:style style:name="gr14" style:family="graphic" style:parent-style-name="standard">
      <style:graphic-properties svg:stroke-color="#000000" draw:fill="solid" draw:fill-color="#cccccc" draw:textarea-vertical-align="middle" draw:auto-grow-height="false" fo:min-height="0.749cm" fo:min-width="0.499cm"/>
    </style:style>
    <style:style style:name="gr15" style:family="graphic" style:parent-style-name="objectwithoutfill">
      <style:graphic-properties svg:stroke-color="#000000" draw:fill="none" draw:fill-color="#ffffff" draw:textarea-vertical-align="middle"/>
    </style:style>
    <style:style style:name="gr16" style:family="graphic" style:parent-style-name="standard">
      <style:graphic-properties svg:stroke-color="#000000" draw:fill="solid" draw:fill-color="#dddddd" draw:textarea-horizontal-align="justify" draw:textarea-vertical-align="middle" draw:auto-grow-height="false"/>
    </style:style>
    <style:style style:name="gr17" style:family="graphic" style:parent-style-name="standard">
      <style:graphic-properties draw:stroke="none" svg:stroke-color="#000000" draw:fill="none" draw:fill-color="#ffffff" fo:min-height="1.02cm"/>
    </style:style>
    <style:style style:name="gr18"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19" style:family="graphic" style:parent-style-name="standard">
      <style:graphic-properties svg:stroke-color="#000000" draw:fill="solid" draw:fill-color="#ffffff" draw:textarea-horizontal-align="justify" draw:textarea-vertical-align="middle" draw:auto-grow-height="false"/>
    </style:style>
    <style:style style:name="gr20" style:family="graphic" style:parent-style-name="standard">
      <style:graphic-properties draw:stroke="none" svg:stroke-width="0.035cm" svg:stroke-color="#000000" draw:stroke-linejoin="miter" draw:fill="solid" draw:fill-color="#666666"/>
    </style:style>
    <style:style style:name="gr21" style:family="graphic" style:parent-style-name="standard">
      <style:graphic-properties draw:stroke="none" svg:stroke-color="#000000" draw:fill="none" draw:fill-color="#ffffff" fo:min-height="1.651cm"/>
    </style:style>
    <style:style style:name="P1" style:family="paragraph">
      <style:paragraph-properties fo:text-align="center"/>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text-align="center"/>
      <style:text-properties fo:font-size="66pt" fo:font-weight="normal" style:font-size-asian="66pt" style:font-weight-asian="normal" style:font-size-complex="66pt" style:font-weight-complex="normal"/>
    </style:style>
    <style:style style:name="P4" style:family="paragraph">
      <style:text-properties fo:font-size="22pt" fo:font-weight="bold" style:font-size-asian="22pt" style:font-weight-asian="bold" style:font-size-complex="22pt" style:font-weight-complex="bold"/>
    </style:style>
    <style:style style:name="P5"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318cm" svg:height="6.01cm" svg:x="3.286cm" svg:y="2.737cm">
            <text:p text:style-name="P1"/>
            <draw:enhanced-geometry svg:viewBox="0 0 21600 21600" draw:mirror-horizontal="false" draw:mirror-vertical="false" draw:type="rectangle" draw:enhanced-path="M 0 0 L 21600 0 21600 21600 0 21600 0 0 Z N"/>
          </draw:custom-shape>
          <draw:frame draw:style-name="gr2" draw:text-style-name="P2" draw:layer="layout" svg:width="3.632cm" svg:height="1.843cm" svg:x="3.688cm" svg:y="6.064cm">
            <draw:text-box>
              <text:p text:style-name="P1"><text:span text:style-name="T1">Mobile Device</text:span></text:p>
            </draw:text-box>
          </draw:frame>
          <draw:g>
            <draw:path draw:style-name="gr3" draw:text-style-name="P3" draw:layer="layout" svg:width="2.171cm" svg:height="0.634cm" svg:x="4.394cm" svg:y="3.8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path draw:style-name="gr3" draw:text-style-name="P3" draw:layer="layout" svg:width="2.171cm" svg:height="0.634cm" svg:x="4.406cm" svg:y="4.575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path draw:style-name="gr3" draw:text-style-name="P3" draw:layer="layout" svg:width="2.171cm" svg:height="0.634cm" svg:x="4.419cm" svg:y="5.349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g>
        </draw:g>
        <draw:g>
          <draw:custom-shape draw:style-name="gr4" draw:text-style-name="P1" draw:layer="layout" svg:width="5.334cm" svg:height="8.128cm" svg:x="2.397cm" svg:y="10.09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4" draw:layer="layout" svg:width="3.048cm" svg:height="1.397cm" svg:x="2.905cm" svg:y="13.272cm">
            <draw:text-box>
              <text:p><text:span text:style-name="T2">Server</text:span></text:p>
            </draw:text-box>
          </draw:frame>
        </draw:g>
        <draw:g>
          <draw:custom-shape draw:style-name="gr4" draw:text-style-name="P1" draw:layer="layout" svg:width="5.461cm" svg:height="8.286cm" svg:x="11.541cm" svg:y="10.0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4.191cm" svg:height="1.647cm" svg:x="12.239cm" svg:y="14.188cm">
            <draw:text-box>
              <text:p><text:span text:style-name="T2">Database</text:span></text:p>
            </draw:text-box>
          </draw:frame>
        </draw:g>
        <draw:g>
          <draw:line draw:style-name="gr7" draw:text-style-name="P1" draw:layer="layout" svg:x1="13.737cm" svg:y1="4.116cm" svg:x2="13.737cm" svg:y2="7.165cm">
            <text:p/>
          </draw:line>
          <draw:line draw:style-name="gr8" draw:text-style-name="P1" draw:layer="layout" svg:x1="12.403cm" svg:y1="5.052cm" svg:x2="15.07cm" svg:y2="5.052cm">
            <text:p/>
          </draw:line>
          <draw:line draw:style-name="gr8" draw:text-style-name="P1" draw:layer="layout" svg:x1="12.403cm" svg:y1="8.112cm" svg:x2="13.737cm" svg:y2="7.096cm">
            <text:p/>
          </draw:line>
          <draw:line draw:style-name="gr8" draw:text-style-name="P1" draw:layer="layout" svg:x1="15.07cm" svg:y1="8.101cm" svg:x2="13.76cm" svg:y2="7.117cm">
            <text:p/>
          </draw:line>
          <draw:custom-shape draw:style-name="gr9" draw:text-style-name="P1" draw:layer="layout" svg:width="1.778cm" svg:height="1.525cm" svg:x="12.848cm" svg:y="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4.799cm" svg:height="1.397cm" svg:x="11.314cm" svg:y="8.239cm">
            <draw:text-box>
              <text:p text:style-name="P1"><text:span text:style-name="T2">Actor</text:span></text:p>
            </draw:text-box>
          </draw:frame>
        </draw:g>
        <draw:g>
          <draw:custom-shape draw:style-name="gr10" draw:text-style-name="P1" draw:layer="layout" svg:width="2.54cm" svg:height="2.413cm" svg:x="3.413cm" svg:y="20.685cm">
            <text:p/>
            <draw:enhanced-geometry svg:viewBox="0 0 21600 21600" draw:text-areas="0 0 21600 21600" draw:type="circular-arrow" draw:modifiers="180 151.323565458287 9509.762617266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5" draw:layer="layout" svg:width="4.826cm" svg:height="1.266cm" svg:x="2.27cm" svg:y="23.356cm">
            <draw:text-box>
              <text:p text:style-name="P1"><text:span text:style-name="T2">Mining</text:span></text:p>
            </draw:text-box>
          </draw:frame>
        </draw:g>
        <draw:g>
          <draw:custom-shape draw:style-name="gr4" draw:text-style-name="P1" draw:layer="layout" svg:width="8.89cm" svg:height="5.08cm" svg:x="9.509cm" svg:y="20.177cm">
            <text:p/>
            <draw:enhanced-geometry svg:viewBox="0 0 21600 21600" draw:type="rectangle" draw:enhanced-path="M 0 0 L 21600 0 21600 21600 0 21600 0 0 Z N"/>
          </draw:custom-shape>
          <draw:custom-shape draw:style-name="gr12" draw:text-style-name="P1" draw:layer="layout" svg:width="3.429cm" svg:height="1.27cm" svg:x="14.335cm" svg:y="23.479cm">
            <text:p/>
            <draw:enhanced-geometry svg:viewBox="0 0 21600 21600" draw:type="rectangle" draw:enhanced-path="M 0 0 L 21600 0 21600 21600 0 21600 0 0 Z N"/>
          </draw:custom-shape>
          <draw:g>
            <draw:custom-shape draw:style-name="gr13" draw:text-style-name="P1" draw:layer="layout" svg:width="3.048cm" svg:height="2.159cm" svg:x="14.462cm" svg:y="20.939cm">
              <text:p/>
              <draw:enhanced-geometry draw:glue-point-type="segments" draw:type="mso-spt100" draw:modifiers="-95.0324229871727 -17.526626999665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 draw:text-style-name="P1" draw:layer="layout" svg:width="3.048cm" svg:height="2.159cm" svg:x="14.589cm" svg:y="20.812cm">
              <text:p/>
              <draw:enhanced-geometry draw:glue-point-type="segments" draw:type="mso-spt100" draw:modifiers="-17.3084574399264 -95.17937156827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style-name="gr4" draw:text-style-name="P1" draw:layer="layout" svg:width="3.937cm" svg:height="2.54cm" svg:x="9.89cm" svg:y="22.209cm">
              <text:p/>
              <draw:enhanced-geometry svg:viewBox="0 0 21600 21600" draw:type="rectangle" draw:enhanced-path="M 0 0 L 21600 0 21600 21600 0 21600 0 0 Z N"/>
            </draw:custom-shape>
            <draw:g>
              <draw:g>
                <draw:line draw:style-name="gr15" draw:text-style-name="P1" draw:layer="layout" svg:x1="10.165cm" svg:y1="22.527cm" svg:x2="10.165cm" svg:y2="24.432cm">
                  <text:p/>
                </draw:line>
                <draw:line draw:style-name="gr15" draw:text-style-name="P1" draw:layer="layout" svg:x1="10.165cm" svg:y1="24.432cm" svg:x2="13.553cm" svg:y2="24.432cm">
                  <text:p/>
                </draw:line>
              </draw:g>
              <draw:custom-shape draw:style-name="gr16" draw:text-style-name="P1" draw:layer="layout" svg:width="3.175cm" svg:height="1.27cm" svg:x="10.269cm" svg:y="23.071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g>
          </draw:g>
          <draw:custom-shape draw:style-name="gr16" draw:text-style-name="P1" draw:layer="layout" svg:width="3.937cm" svg:height="1.27cm" svg:x="9.89cm" svg:y="20.558cm">
            <text:p/>
            <draw:enhanced-geometry svg:viewBox="0 0 21600 21600" draw:type="rectangle" draw:enhanced-path="M 0 0 L 21600 0 21600 21600 0 21600 0 0 Z N"/>
          </draw:custom-shape>
          <draw:frame draw:style-name="gr17" draw:text-style-name="P5" draw:layer="layout" svg:width="8.89cm" svg:height="1.27cm" svg:x="9.509cm" svg:y="25.638cm">
            <draw:text-box>
              <text:p text:style-name="P1"><text:span text:style-name="T2">Aggregation Monitor</text:span></text:p>
            </draw:text-box>
          </draw:frame>
        </draw:g>
        <draw:custom-shape draw:style-name="gr18" draw:text-style-name="P5" draw:layer="layout" svg:width="9.398cm" svg:height="6.731cm" svg:x="29.448cm" svg:y="2.778cm">
          <text:p text:style-name="P1"><text:span text:style-name="T2">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5" draw:layer="layout" svg:width="6.223cm" svg:height="8.509cm" svg:x="21.701cm" svg:y="2.397cm">
          <text:p text:style-name="P1"><text:span text:style-name="T2">Documen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4" draw:text-style-name="P1" draw:layer="layout" svg:width="12.319cm" svg:height="3.81cm" svg:x="21.701cm" svg:y="12.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0" draw:layer="layout" svg:width="1.581cm" svg:height="1.65cm" svg:x="22.396cm" svg:y="12.776cm" svg:viewBox="0 0 1582 1651" svg:d="M791 527c-158 0-286 134-286 299 0 164 128 298 286 298s285-134 285-298c0-165-127-299-285-299zM1364 997l-51 130 92 188 12 25-128 133-209-103-124 53-63 201-8 27h-180l-78-227-124-54-181 96-24 12-127-132 98-219-51-129-192-66-26-9v-187l218-82 51-129-92-189-12-25 128-133 209 103 124-53 63-201 8-27h180l78 228 124 53 181-96 24-12 127 132-98 219 51 129 193 66 25 8v188z">
            <text:p/>
          </draw:path>
          <draw:path draw:style-name="gr20" draw:layer="layout" svg:width="1.581cm" svg:height="1.65cm" svg:x="22.13cm" svg:y="14.277cm" svg:viewBox="0 0 1582 1651" svg:d="M791 527c-158 0-286 134-286 299 0 164 128 298 286 298s285-134 285-298c0-165-127-299-285-299zM1364 997l-51 130 92 188 12 25-128 133-209-103-124 53-63 201-8 27h-180l-78-227-124-54-181 96-24 12-127-132 98-219-51-129-192-66-26-9v-187l218-82 51-129-92-189-12-25 128-133 209 103 124-53 63-201 8-27h180l78 228 124 53 181-96 24-12 127 132-98 219 51 129 193 66 25 8v188z">
            <text:p/>
          </draw:path>
          <draw:path draw:style-name="gr20" draw:layer="layout" svg:width="1.581cm" svg:height="1.65cm" svg:x="23.644cm" svg:y="13.578cm" svg:viewBox="0 0 1582 1651" svg:d="M791 527c-158 0-286 134-286 299 0 164 128 298 286 298s285-134 285-298c0-165-127-299-285-299zM1364 997l-51 130 92 188 12 25-128 133-209-103-124 53-63 201-8 27h-180l-78-227-124-54-181 96-24 12-127-132 98-219-51-129-192-66-26-9v-187l218-82 51-129-92-189-12-25 128-133 209 103 124-53 63-201 8-27h180l78 228 124 53 181-96 24-12 127 132-98 219 51 129 193 66 25 8v188z">
            <text:p/>
          </draw:path>
          <draw:frame draw:style-name="gr21" draw:text-style-name="P5" draw:layer="layout" svg:width="6.781cm" svg:height="1.901cm" svg:x="25.657cm" svg:y="13.827cm">
            <draw:text-box>
              <text:p text:style-name="P1"><text:span text:style-name="T2">Service</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rjeeling </meta:initial-creator>
    <meta:creation-date>2014-07-22T18:13:27.638407462</meta:creation-date>
    <dc:date>2014-07-22T21:06:10.309226731</dc:date>
    <dc:creator>darjeeling </dc:creator>
    <meta:editing-duration>PT1H17M24S</meta:editing-duration>
    <meta:editing-cycles>13</meta:editing-cycles>
    <meta:generator>LibreOffice/4.2.4.2$Linux_X86_64 LibreOffice_project/420m0$Build-2</meta:generator>
    <meta:document-statistic meta:object-count="46"/>
  </office:meta>
</office:document-meta>
</file>